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6204" officeooo:paragraph-rsid="000d6204"/>
    </style:style>
    <style:style style:name="P2" style:family="paragraph" style:parent-style-name="Standard">
      <style:paragraph-properties fo:text-align="justify" style:justify-single-word="false"/>
      <style:text-properties officeooo:rsid="000d6204" officeooo:paragraph-rsid="000d6204"/>
    </style:style>
    <style:style style:name="P3" style:family="paragraph" style:parent-style-name="Standard">
      <style:text-properties officeooo:rsid="000df05f" officeooo:paragraph-rsid="000df05f"/>
    </style:style>
    <style:style style:name="P4" style:family="paragraph" style:parent-style-name="Standard">
      <style:paragraph-properties fo:text-align="justify" style:justify-single-word="false"/>
      <style:text-properties officeooo:rsid="000df05f" officeooo:paragraph-rsid="000df05f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f05f" officeooo:paragraph-rsid="000df05f" style:font-weight-asian="bold" style:font-weight-complex="bold"/>
    </style:style>
    <style:style style:name="P6" style:family="paragraph" style:parent-style-name="Standard">
      <style:text-properties fo:font-weight="bold" officeooo:rsid="000d6204" officeooo:paragraph-rsid="000d620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df05f" officeooo:paragraph-rsid="000df05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f8b43" officeooo:paragraph-rsid="000f8b4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Juego de estrategia por turnos, guerra de barcos en un oceano.</text:p>
      <text:p text:style-name="P1"/>
      <text:p text:style-name="P2">Se trata de un mapa de doble capa, la capa superior será completamente visible a los dos jugadores o jugador y maquina, mientras que en la capa inferior habrá una serie de submarinos, y cada jugador sólo podrá ver la parte de la capa inferior cercana al submarino. (Alcance del sonar).</text:p>
      <text:p text:style-name="P2"/>
      <text:p text:style-name="P2">Cada jugador tendrá <text:s/>por turno 3 movimientos por turno de forma que podrá distribuir sus movimientos de la forma que quiera.(3 arriba, 2 arriba y uno abajo...3abajo). El número de casillas que se mueven en cada movimiento va relacionado con el tipo de elemento que sea.(barco,submarino, lancha...)</text:p>
      <text:p text:style-name="P2"/>
      <text:p text:style-name="P2">Cada jugador podrá hacer dos acciones por turno. Cada nave tendrá unos tipos de acciones, como pueden ser tirar torpedos, morteros, o asaltar.</text:p>
      <text:p text:style-name="P2"/>
      <text:p text:style-name="P4">Atributos generales de los objetos principales: tamaño en x, tamaño en y, velocidad (cuantas casillas se pueden mover cada vez que haces un movimiento en una nave, vida.</text:p>
      <text:p text:style-name="P3"/>
      <text:p text:style-name="P5">Naves en la Capa superior</text:p>
      <text:p text:style-name="P5"/>
      <text:p text:style-name="P7">Buque insignia: Vida 100, velocidad 3.</text:p>
      <text:p text:style-name="P7">Barcos basicos: Vida 50, velocidad 5;</text:p>
      <text:p text:style-name="P7">Lanchas: Vida 15, velocidad 8;</text:p>
      <text:p text:style-name="P7"/>
      <text:p text:style-name="P5">Naves en la Capa inferior</text:p>
      <text:p text:style-name="P7">Submarino: Vida 50, velocidad 5;</text:p>
      <text:p text:style-name="P7">Minisubmarino:Vida 15, velocidad 8;</text:p>
      <text:p text:style-name="P7"/>
      <text:p text:style-name="P7"/>
      <text:p text:style-name="P8">Falta especificar el tamaño y las armas de cada nave.</text:p>
      <text:p text:style-name="P7"/>
      <text:p text:style-name="P7"/>
      <text:p text:style-name="P7"/>
      <text:p text:style-name="P7"/>
      <text:p text:style-name="P5"/>
      <text:p text:style-name="P7"/>
      <text:p text:style-name="P7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5S</meta:editing-duration>
    <meta:editing-cycles>5</meta:editing-cycles>
    <meta:generator>LibreOffice/4.2.8.2$Windows_x86 LibreOffice_project/48d50dbfc06349262c9d50868e5c1f630a573ebd</meta:generator>
    <dc:date>2015-04-14T18:11:58.192000000</dc:date>
    <meta:document-statistic meta:table-count="0" meta:image-count="0" meta:object-count="0" meta:page-count="1" meta:paragraph-count="14" meta:word-count="206" meta:character-count="1231" meta:non-whitespace-character-count="1036"/>
    <meta:user-defined meta:name="Info 1"/>
    <meta:user-defined meta:name="Info 2"/>
    <meta:user-defined meta:name="Info 3"/>
    <meta:user-defined meta:name="Info 4"/>
  </office:meta>
</office:document-meta>
</file>